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53bb" officeooo:paragraph-rsid="000581a1"/>
    </style:style>
    <style:style style:name="P2" style:family="paragraph" style:parent-style-name="Standard">
      <style:text-properties officeooo:rsid="00065e97" officeooo:paragraph-rsid="000581a1"/>
    </style:style>
    <style:style style:name="P3" style:family="paragraph" style:parent-style-name="Standard">
      <style:text-properties officeooo:rsid="000680d3" officeooo:paragraph-rsid="000581a1"/>
    </style:style>
    <style:style style:name="P4" style:family="paragraph" style:parent-style-name="Standard">
      <style:text-properties officeooo:rsid="0007bd61" officeooo:paragraph-rsid="000581a1"/>
    </style:style>
    <style:style style:name="P5" style:family="paragraph" style:parent-style-name="Standard">
      <style:text-properties officeooo:rsid="000666db" officeooo:paragraph-rsid="000666db"/>
    </style:style>
    <style:style style:name="P6" style:family="paragraph" style:parent-style-name="Standard">
      <style:text-properties officeooo:rsid="00089dd6" officeooo:paragraph-rsid="00089dd6"/>
    </style:style>
    <style:style style:name="P7" style:family="paragraph" style:parent-style-name="Standard">
      <style:text-properties officeooo:rsid="00099f3c" officeooo:paragraph-rsid="00099f3c"/>
    </style:style>
    <style:style style:name="P8" style:family="paragraph" style:parent-style-name="Standard">
      <style:text-properties officeooo:rsid="000a4f62" officeooo:paragraph-rsid="000a4f62"/>
    </style:style>
    <style:style style:name="P9" style:family="paragraph" style:parent-style-name="Standard">
      <style:text-properties officeooo:rsid="00089dd6" officeooo:paragraph-rsid="00089dd6"/>
    </style:style>
    <style:style style:name="P10" style:family="paragraph" style:parent-style-name="Standard">
      <style:text-properties officeooo:rsid="000a94ac" officeooo:paragraph-rsid="000a94ac"/>
    </style:style>
    <style:style style:name="P11" style:family="paragraph" style:parent-style-name="Standard">
      <style:text-properties officeooo:rsid="000bf732" officeooo:paragraph-rsid="000bf7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IT:</text:p>
      <text:p text:style-name="P2">/tspp_project$ hg init</text:p>
      <text:p text:style-name="P2"/>
      <text:p text:style-name="P3">IGNORE &amp; STATUS:</text:p>
      <text:p text:style-name="P3"/>
      <text:p text:style-name="P3">dragonballs@dragonballs-PC:/media/dragonballs/cmn_NTFS/Projects/QT_projects/tspp_project/tspp_project$ touch .hgignore</text:p>
      <text:p text:style-name="P3">dragonballs@dragonballs-PC:/media/dragonballs/cmn_NTFS/Projects/QT_projects/tspp_project/tspp_project$ echo ".git" &gt; .hgignore</text:p>
      <text:p text:style-name="P3">dragonballs@dragonballs-PC:/media/dragonballs/cmn_NTFS/Projects/QT_projects/tspp_project/tspp_project$ hg status</text:p>
      <text:p text:style-name="P3"/>
      <text:p text:style-name="P4">? .hgignore</text:p>
      <text:p text:style-name="P4">? CMakeLists.txt</text:p>
      <text:p text:style-name="P4">? CMakeLists.txt.user</text:p>
      <text:p text:style-name="P4">? actor_t.cpp</text:p>
      <text:p text:style-name="P4">? actor_t.h</text:p>
      <text:p text:style-name="P4">? ad_t.cpp</text:p>
      <text:p text:style-name="P4">? ad_t.h</text:p>
      <text:p text:style-name="P4">? administrator_t.cpp</text:p>
      <text:p text:style-name="P4">? administrator_t.h</text:p>
      <text:p text:style-name="P4">? clientowner_t.cpp</text:p>
      <text:p text:style-name="P4">? clientowner_t.h</text:p>
      <text:p text:style-name="P4">? clientviewer_t.cpp</text:p>
      <text:p text:style-name="P4">? clientviewer_t.h</text:p>
      <text:p text:style-name="P4">? main.cpp</text:p>
      <text:p text:style-name="P4">? main.cpp.autosave</text:p>
      <text:p text:style-name="P4">? manager_t.cpp</text:p>
      <text:p text:style-name="P4">? manager_t.h</text:p>
      <text:p text:style-name="P4">? moderator_t.cpp</text:p>
      <text:p text:style-name="P4">? moderator_t.h</text:p>
      <text:p text:style-name="P4">? servicedesk_t.cpp</text:p>
      <text:p text:style-name="P4">? servicedesk_t.h</text:p>
      <text:p text:style-name="P4"/>
      <text:p text:style-name="P4">ADD:</text:p>
      <text:p text:style-name="P4">dragonballs@dragonballs-PC:/media/dragonballs/cmn_NTFS/Projects/QT_projects/tspp_project/tspp_project$ hg add *</text:p>
      <text:p text:style-name="P4">dragonballs@dragonballs-PC:/media/dragonballs/cmn_NTFS/Projects/QT_projects/tspp_project/tspp_project$ hg status</text:p>
      <text:p text:style-name="P4">A CMakeLists.txt</text:p>
      <text:p text:style-name="P4">A CMakeLists.txt.user</text:p>
      <text:p text:style-name="P4">A actor_t.cpp</text:p>
      <text:p text:style-name="P4">A actor_t.h</text:p>
      <text:p text:style-name="P4">A ad_t.cpp</text:p>
      <text:p text:style-name="P4">A ad_t.h</text:p>
      <text:p text:style-name="P4">A administrator_t.cpp</text:p>
      <text:p text:style-name="P4">A administrator_t.h</text:p>
      <text:p text:style-name="P4">A clientowner_t.cpp</text:p>
      <text:p text:style-name="P4">A clientowner_t.h</text:p>
      <text:p text:style-name="P4">A clientviewer_t.cpp</text:p>
      <text:p text:style-name="P4"><text:soft-page-break/>A clientviewer_t.h</text:p>
      <text:p text:style-name="P4">A main.cpp</text:p>
      <text:p text:style-name="P4">A main.cpp.autosave</text:p>
      <text:p text:style-name="P4">A manager_t.cpp</text:p>
      <text:p text:style-name="P4">A manager_t.h</text:p>
      <text:p text:style-name="P4">A moderator_t.cpp</text:p>
      <text:p text:style-name="P4">A moderator_t.h</text:p>
      <text:p text:style-name="P4">A servicedesk_t.cpp</text:p>
      <text:p text:style-name="P4">A servicedesk_t.h</text:p>
      <text:p text:style-name="P4">? .hgignore</text:p>
      <text:p text:style-name="P4"/>
      <text:p text:style-name="P4"/>
      <text:p text:style-name="P1">FIRST COMMIT:</text:p>
      <text:p text:style-name="P1">dragonballs@dragonballs-PC:/media/dragonballs/cmn_NTFS/Projects/QT_projects/tspp_project/tspp_project$ hg commit</text:p>
      <text:p text:style-name="P1"/>
      <text:p text:style-name="P1"/>
      <text:p text:style-name="P5">LOG:</text:p>
      <text:p text:style-name="P5">dragonballs@dragonballs-PC:/media/dragonballs/cmn_NTFS/Projects/QT_projects/tspp_project/tspp_project$ hg log</text:p>
      <text:p text:style-name="P5">changeset: <text:s text:c="2"/>0:05992403f001</text:p>
      <text:p text:style-name="P5">tag: <text:s text:c="8"/>tip</text:p>
      <text:p text:style-name="P5">user: <text:s text:c="7"/>xsnakee &lt;xsnakee@gmail.com&gt;</text:p>
      <text:p text:style-name="P5">date: <text:s text:c="7"/>Tue May 29 17:16:08 2018 +0300</text:p>
      <text:p text:style-name="P5">summary: <text:s text:c="4"/>hg init commit</text:p>
      <text:p text:style-name="P5"/>
      <text:p text:style-name="P5"/>
      <text:p text:style-name="P6">NEW BRANCH:</text:p>
      <text:p text:style-name="P6">dragonballs@dragonballs-PC:/media/dragonballs/cmn_NTFS/Projects/QT_projects/tspp_project/tspp_project$ hg branch main_script_dev</text:p>
      <text:p text:style-name="P6">marked working directory as branch main_script_dev</text:p>
      <text:p text:style-name="P6">(branches are permanent and global, did you want a bookmark?)</text:p>
      <text:p text:style-name="P7">dragonballs@dragonballs-PC:/media/dragonballs/cmn_NTFS/Projects/QT_projects/tspp_project/tspp_project$ hg commit</text:p>
      <text:p text:style-name="P7">dragonballs@dragonballs-PC:/media/dragonballs/cmn_NTFS/Projects/QT_projects/tspp_project/tspp_project$ hg branches</text:p>
      <text:p text:style-name="P7">main_script_dev <text:s text:c="15"/>1:c3fe27f64395</text:p>
      <text:p text:style-name="P7">default <text:s text:c="23"/>0:05992403f001 (inactive)</text:p>
      <text:p text:style-name="P7"/>
      <text:p text:style-name="P8">PUSH NEW BRANCH:</text:p>
      <text:p text:style-name="P8">dragonballs@dragonballs-PC:/media/dragonballs/cmn_NTFS/Projects/QT_projects/tspp_project/tspp_project$ hg push --new-branch</text:p>
      <text:p text:style-name="P8">pushing to https://generalov_nikolay@bitbucket.org/generalov_nikolay/tspp_project_hg_rep</text:p>
      <text:p text:style-name="P8">http authorization required for https://bitbucket.org/generalov_nikolay/tspp_project_hg_rep</text:p>
      <text:p text:style-name="P8">realm: Bitbucket.org HTTP</text:p>
      <text:p text:style-name="P8">user: generalov_nikolay</text:p>
      <text:p text:style-name="P8">password: </text:p>
      <text:p text:style-name="P8">searching for changes</text:p>
      <text:p text:style-name="P8">remote: adding changesets</text:p>
      <text:p text:style-name="P8">remote: adding manifests</text:p>
      <text:p text:style-name="P8"><text:soft-page-break/>remote: adding file changes</text:p>
      <text:p text:style-name="P8">remote: added 1 changesets with 1 changes to 1 files</text:p>
      <text:p text:style-name="P8">remote: </text:p>
      <text:p text:style-name="P8">remote: Create pull request for main_script_dev:</text:p>
      <text:p text:style-name="P8">remote: <text:s text:c="2"/>https://bitbucket.org/generalov_nikolay/tspp_project_hg_rep/pull-requests/new?source=main_script_dev&amp;t=1</text:p>
      <text:p text:style-name="P8">remote: </text:p>
      <text:p text:style-name="P6"/>
      <text:p text:style-name="P11">OUTGOING:</text:p>
      <text:p text:style-name="P10">dragonballs@dragonballs-PC:/media/dragonballs/cmn_NTFS/Projects/QT_projects/tspp_project/tspp_project$ hg outgoing </text:p>
      <text:p text:style-name="P10">comparing with https://generalov_nikolay@bitbucket.org/generalov_nikolay/tspp_project_hg_rep</text:p>
      <text:p text:style-name="P10">http authorization required for https://bitbucket.org/generalov_nikolay/tspp_project_hg_rep</text:p>
      <text:p text:style-name="P10">realm: Bitbucket.org HTTP</text:p>
      <text:p text:style-name="P10">user: generalov_nikolay</text:p>
      <text:p text:style-name="P10">password: </text:p>
      <text:p text:style-name="P10">searching for changes</text:p>
      <text:p text:style-name="P10">changeset: <text:s text:c="2"/>4:32254f59f785</text:p>
      <text:p text:style-name="P10">parent: <text:s text:c="5"/>0:05992403f001</text:p>
      <text:p text:style-name="P10">user: <text:s text:c="7"/>xsnakee</text:p>
      <text:p text:style-name="P10">date: <text:s text:c="7"/>Tue May 29 22:30:27 2018 +0300</text:p>
      <text:p text:style-name="P10">summary: <text:s text:c="4"/>deleted main autosave file</text:p>
      <text:p text:style-name="P10"/>
      <text:p text:style-name="P10">changeset: <text:s text:c="2"/>5:664f483c699c</text:p>
      <text:p text:style-name="P10">tag: <text:s text:c="8"/>tip</text:p>
      <text:p text:style-name="P10">parent: <text:s text:c="5"/>4:32254f59f785</text:p>
      <text:p text:style-name="P10">parent: <text:s text:c="5"/>3:25a3b72aec49</text:p>
      <text:p text:style-name="P10">user: <text:s text:c="7"/>xsnakee</text:p>
      <text:p text:style-name="P10">date: <text:s text:c="7"/>Tue May 29 22:31:16 2018 +0300</text:p>
      <text:p text:style-name="P10">summary: <text:s text:c="4"/>merged with main_script_dev bran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6:25:30.282847547</meta:creation-date>
    <meta:generator>LibreOffice/5.1.6.2$Linux_X86_64 LibreOffice_project/10m0$Build-2</meta:generator>
    <dc:date>2018-05-29T22:32:42.597067207</dc:date>
    <meta:editing-duration>PT41M21S</meta:editing-duration>
    <meta:editing-cycles>8</meta:editing-cycles>
    <meta:document-statistic meta:table-count="0" meta:image-count="0" meta:object-count="0" meta:page-count="3" meta:paragraph-count="104" meta:word-count="286" meta:character-count="3704" meta:non-whitespace-character-count="3387"/>
  </office:meta>
</office:document-meta>
</file>